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5in" svg:height="3.5437in" svg:x="3.6409in" svg:y="2.8685in">
            <draw:object draw:notify-on-update-of-ranges="Sheet1.B19:Sheet1.B29 Sheet1.C19:Sheet1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9728in" svg:y="3.9555in">
            <draw:object draw:notify-on-update-of-ranges="Sheet1.B31:Sheet1.B41 Sheet1.C31:Sheet1.C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75in" svg:height="3.5437in" svg:x="3.5555in" svg:y="5.7839in">
            <draw:object draw:notify-on-update-of-ranges="Sheet1.B43:Sheet1.B53 Sheet1.C43:Sheet1.C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75in" svg:height="3.5437in" svg:x="3.6165in" svg:y="8.1898in">
            <draw:object draw:notify-on-update-of-ranges="Sheet1.B55:Sheet1.B65 Sheet1.C55:Sheet1.C6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75in" svg:height="3.5437in" svg:x="3.6654in" svg:y="10.7969in">
            <draw:object draw:notify-on-update-of-ranges="Sheet1.B68:Sheet1.B78 Sheet1.C68:Sheet1.C7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75in" svg:height="3.5437in" svg:x="3.1173in" svg:y="14.0563in">
            <draw:object draw:notify-on-update-of-ranges="Sheet1.B80:Sheet1.B90 Sheet1.C80:Sheet1.C9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075in" svg:height="3.5437in" svg:x="5.1264in" svg:y="21.3929in">
            <draw:object draw:notify-on-update-of-ranges="Sheet1.B108:Sheet1.B118 Sheet1.C108:Sheet1.C1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075in" svg:height="3.5437in" svg:x="10.5209in" svg:y="20.5035in">
            <draw:object draw:notify-on-update-of-ranges="Sheet1.F108:Sheet1.F118 Sheet1.G108:Sheet1.G11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9.8173in" svg:y="19.0614in">
            <draw:object draw:notify-on-update-of-ranges="Sheet1.J108:Sheet1.J118 Sheet1.K108:Sheet1.K11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2.7063in" svg:y="21.828in">
            <draw:object draw:notify-on-update-of-ranges="Sheet1.B125:Sheet1.B135 Sheet1.C125:Sheet1.C13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16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FI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iry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578.95" calcext:value-type="float">
            <text:p>10578.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8434.5" calcext:value-type="float">
            <text:p>843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434" calcext:value-type="float">
            <text:p>7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3299" calcext:value-type="float">
            <text:p>3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98" calcext:value-type="float">
            <text:p>37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402.5" calcext:value-type="float">
            <text:p>-40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478" calcext:value-type="float">
            <text:p>-1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2965.5" calcext:value-type="float">
            <text:p>-296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7610" calcext:value-type="float">
            <text:p>-76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8111" calcext:value-type="float">
            <text:p>-8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9725" calcext:value-type="float">
            <text:p>-97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38736.65" calcext:value-type="float">
            <text:p>38736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36470.5" calcext:value-type="float">
            <text:p>3647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174" calcext:value-type="float">
            <text:p>38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33646.5" calcext:value-type="float">
            <text:p>3364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6492" calcext:value-type="float">
            <text:p>36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24970" calcext:value-type="float">
            <text:p>249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879" calcext:value-type="float">
            <text:p>28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29587.5" calcext:value-type="float">
            <text:p>29587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340" calcext:value-type="float">
            <text:p>183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0026.5" calcext:value-type="float">
            <text:p>2002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595" calcext:value-type="float">
            <text:p>215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uits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5098.1" calcext:value-type="float">
            <text:p>15098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2738.5" calcext:value-type="float">
            <text:p>12738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979" calcext:value-type="float">
            <text:p>12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548.5" calcext:value-type="float">
            <text:p>8548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12" calcext:value-type="float">
            <text:p>10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985" calcext:value-type="float">
            <text:p>3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16" calcext:value-type="float">
            <text:p>29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3355" calcext:value-type="float">
            <text:p>3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064" calcext:value-type="float">
            <text:p>-10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4551" calcext:value-type="float">
            <text:p>-4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5375" calcext:value-type="float">
            <text:p>-5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getabl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31582.6" calcext:value-type="float">
            <text:p>3158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8108" calcext:value-type="float">
            <text:p>281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434" calcext:value-type="float">
            <text:p>2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23207" calcext:value-type="float">
            <text:p>232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030" calcext:value-type="float">
            <text:p>260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8200" calcext:value-type="float">
            <text:p>182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170" calcext:value-type="float">
            <text:p>191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9125" calcext:value-type="float">
            <text:p>19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80" calcext:value-type="float">
            <text:p>125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13145.5" calcext:value-type="float">
            <text:p>1314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95" calcext:value-type="float">
            <text:p>1129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everag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2973.1" calcext:value-type="float">
            <text:p>2973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450" calcext:value-type="float">
            <text:p>14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420" calcext:value-type="float">
            <text:p>-4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-2155" calcext:value-type="float">
            <text:p>-21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4464" calcext:value-type="float">
            <text:p>-4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7647.5" calcext:value-type="float">
            <text:p>-7647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8135" calcext:value-type="float">
            <text:p>-81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10429" calcext:value-type="float">
            <text:p>-10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9366" calcext:value-type="float">
            <text:p>-93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13925" calcext:value-type="float">
            <text:p>-13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14185" calcext:value-type="float">
            <text:p>-14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ked goods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5053.85" calcext:value-type="float">
            <text:p>15053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2744.5" calcext:value-type="float">
            <text:p>1274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50" calcext:value-type="float">
            <text:p>131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9503" calcext:value-type="float">
            <text:p>9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638" calcext:value-type="float">
            <text:p>1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5467.5" calcext:value-type="float">
            <text:p>5467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3218" calcext:value-type="float">
            <text:p>3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5" calcext:value-type="float">
            <text:p>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3960" calcext:value-type="float">
            <text:p>-3960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 TAK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a set 1</text:p>
          </table:table-cell>
          <table:table-cell table:number-columns-repeated="3"/>
          <table:table-cell office:value-type="string" calcext:value-type="string">
            <text:p>data set 5</text:p>
          </table:table-cell>
          <table:table-cell table:number-columns-repeated="3"/>
          <table:table-cell office:value-type="string" calcext:value-type="string">
            <text:p>data set 1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 TAKEN TOT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st = 2.2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19" calcext:value-type="float">
            <text:p>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99" calcext:value-type="float">
            <text:p>11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43" calcext:value-type="float">
            <text:p>1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89" calcext:value-type="float">
            <text:p>11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12" calcext:value-type="float">
            <text:p>1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29" calcext:value-type="float">
            <text:p>1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55" calcext:value-type="float">
            <text:p>11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38" calcext:value-type="float">
            <text:p>1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99" calcext:value-type="float">
            <text:p>11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7:16:49.544000000</meta:creation-date>
    <dc:date>2015-12-12T21:09:52.708000000</dc:date>
    <meta:editing-duration>PT3H37M48S</meta:editing-duration>
    <meta:editing-cycles>7</meta:editing-cycles>
    <meta:generator>LibreOffice/4.2.4.2$Windows_x86 LibreOffice_project/63150712c6d317d27ce2db16eb94c2f3d7b699f8</meta:generator>
    <meta:document-statistic meta:table-count="1" meta:cell-count="23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2.411cm" svg:y="0.316cm" chart:style-name="ch2">
          <text:p>Dairy: Profit made while increasing cost per distance unit</text:p>
        </chart:title>
        <chart:legend chart:legend-position="end" svg:x="13.17cm" svg:y="4.202cm" style:legend-expansion="high" chart:style-name="ch3"/>
        <chart:plot-area chart:style-name="ch4" table:cell-range-address="Sheet1.B19:Sheet1.C29" svg:x="1.331cm" svg:y="1.635cm" svg:width="11.199cm" svg:height="6.206cm">
          <chartooo:coordinate-region svg:x="2.614cm" svg:y="1.834cm" svg:width="9.822cm" svg:height="5.808cm"/>
          <chart:axis chart:dimension="x" chart:name="primary-x" chart:style-name="ch5">
            <chart:title svg:x="5.179cm" svg:y="8.021cm" chart:style-name="ch6">
              <text:p>Cost Per Distance Unit </text:p>
            </chart:title>
          </chart:axis>
          <chart:axis chart:dimension="y" chart:name="primary-y" chart:style-name="ch5">
            <chart:title svg:x="0.451cm" svg:y="5.642cm" chart:style-name="ch7">
              <text:p>Profit Made </text:p>
            </chart:title>
            <chart:grid chart:style-name="ch8" chart:class="major"/>
          </chart:axis>
          <chart:series chart:style-name="ch9" chart:values-cell-range-address="Sheet1.C19:Sheet1.C29" chart:class="chart:scatter">
            <chart:domain table:cell-range-address="Sheet1.B19:Sheet1.B2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19:Sheet1.B29</svg:desc>
                </draw:g>
              </table:table-cell>
              <table:table-cell office:value-type="float" office:value="10578.95">
                <text:p>10578.95</text:p>
                <draw:g>
                  <svg:desc>Sheet1.C19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8434.5">
                <text:p>843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402.5">
                <text:p>-40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2965.5">
                <text:p>-29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7610">
                <text:p>-7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8111">
                <text:p>-8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9725">
                <text:p>-9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Times Taken vs Data Sets</text:p>
        </chart:title>
        <chart:legend chart:legend-position="end" svg:x="13.148cm" svg:y="4.201cm" style:legend-expansion="high" chart:style-name="ch3"/>
        <chart:plot-area chart:style-name="ch4" table:cell-range-address="Sheet1.B125:Sheet1.C135" svg:x="1.331cm" svg:y="1.635cm" svg:width="11.177cm" svg:height="6.204cm">
          <chartooo:coordinate-region svg:x="2.323cm" svg:y="1.834cm" svg:width="9.998cm" svg:height="5.358cm"/>
          <chart:axis chart:dimension="x" chart:name="primary-x" chart:style-name="ch5">
            <chart:title svg:x="5.605cm" svg:y="8.019cm" chart:style-name="ch6">
              <text:p>Data Set Number</text:p>
            </chart:title>
          </chart:axis>
          <chart:axis chart:dimension="y" chart:name="primary-y" chart:style-name="ch5">
            <chart:title svg:x="0.451cm" svg:y="5.654cm" chart:style-name="ch7">
              <text:p>Time Taken</text:p>
            </chart:title>
            <chart:grid chart:style-name="ch8" chart:class="major"/>
          </chart:axis>
          <chart:series chart:style-name="ch9" chart:values-cell-range-address="Sheet1.C125:Sheet1.C135" chart:class="chart:scatter">
            <chart:domain table:cell-range-address="Sheet1.B125:Sheet1.B135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25:Sheet1.B135</svg:desc>
                </draw:g>
              </table:table-cell>
              <table:table-cell office:value-type="float" office:value="401">
                <text:p>401</text:p>
                <draw:g>
                  <svg:desc>Sheet1.C125:Sheet1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99">
                <text:p>11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66cm" svg:y="0.316cm" chart:style-name="ch2">
          <text:p>Meat: Profit made while increasing cost per distance unit</text:p>
        </chart:title>
        <chart:legend chart:legend-position="end" svg:x="13.148cm" svg:y="4.201cm" style:legend-expansion="high" chart:style-name="ch3"/>
        <chart:plot-area chart:style-name="ch4" table:cell-range-address="Sheet1.B31:Sheet1.C41" svg:x="1.331cm" svg:y="1.635cm" svg:width="11.177cm" svg:height="6.204cm">
          <chartooo:coordinate-region svg:x="2.508cm" svg:y="1.834cm" svg:width="9.906cm" svg:height="5.358cm"/>
          <chart:axis chart:dimension="x" chart:name="primary-x" chart:style-name="ch5">
            <chart:title svg:x="5.208cm" svg:y="8.019cm" chart:style-name="ch6">
              <text:p>Cost Per Distance Unit</text:p>
            </chart:title>
          </chart:axis>
          <chart:axis chart:dimension="y" chart:name="primary-y" chart:style-name="ch5">
            <chart:title svg:x="0.451cm" svg:y="5.601cm" chart:style-name="ch7">
              <text:p>Profit Made</text:p>
            </chart:title>
            <chart:grid chart:style-name="ch8" chart:class="major"/>
          </chart:axis>
          <chart:series chart:style-name="ch9" chart:values-cell-range-address="Sheet1.C31:Sheet1.C41" chart:class="chart:scatter">
            <chart:domain table:cell-range-address="Sheet1.B31:Sheet1.B4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31:Sheet1.B41</svg:desc>
                </draw:g>
              </table:table-cell>
              <table:table-cell office:value-type="float" office:value="38736.65">
                <text:p>38736.65</text:p>
                <draw:g>
                  <svg:desc>Sheet1.C31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6470.5">
                <text:p>3647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8174">
                <text:p>3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3646.5">
                <text:p>3364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6492">
                <text:p>36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4970">
                <text:p>249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8879">
                <text:p>28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9587.5">
                <text:p>295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0026.5">
                <text:p>2002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1595">
                <text:p>21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2.504cm" svg:y="0.316cm" chart:style-name="ch2">
          <text:p>Fruit: Profit made while increasing cost per distance unit</text:p>
        </chart:title>
        <chart:legend chart:legend-position="end" svg:x="13.17cm" svg:y="4.202cm" style:legend-expansion="high" chart:style-name="ch3"/>
        <chart:plot-area chart:style-name="ch4" table:cell-range-address="Sheet1.B43:Sheet1.C53" svg:x="1.331cm" svg:y="1.635cm" svg:width="11.199cm" svg:height="6.206cm">
          <chartooo:coordinate-region svg:x="2.614cm" svg:y="1.834cm" svg:width="9.822cm" svg:height="5.808cm"/>
          <chart:axis chart:dimension="x" chart:name="primary-x" chart:style-name="ch5">
            <chart:title svg:x="5.219cm" svg:y="8.021cm" chart:style-name="ch6">
              <text:p>Cost Per Distance Unit</text:p>
            </chart:title>
          </chart:axis>
          <chart:axis chart:dimension="y" chart:name="primary-y" chart:style-name="ch5">
            <chart:title svg:x="0.451cm" svg:y="5.602cm" chart:style-name="ch7">
              <text:p>Profit Made</text:p>
            </chart:title>
            <chart:grid chart:style-name="ch8" chart:class="major"/>
          </chart:axis>
          <chart:series chart:style-name="ch9" chart:values-cell-range-address="Sheet1.C43:Sheet1.C53" chart:class="chart:scatter">
            <chart:domain table:cell-range-address="Sheet1.B43:Sheet1.B5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43:Sheet1.B53</svg:desc>
                </draw:g>
              </table:table-cell>
              <table:table-cell office:value-type="float" office:value="15098.1">
                <text:p>15098.1</text:p>
                <draw:g>
                  <svg:desc>Sheet1.C43:Sheet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738.5">
                <text:p>1273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979">
                <text:p>12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548.5">
                <text:p>854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4551">
                <text:p>-4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5375">
                <text:p>-5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1.789cm" svg:y="0.316cm" chart:style-name="ch2">
          <text:p>Vegetable: Profit made with an increasing cost per distance unit</text:p>
        </chart:title>
        <chart:legend chart:legend-position="end" svg:x="13.17cm" svg:y="4.202cm" style:legend-expansion="high" chart:style-name="ch3"/>
        <chart:plot-area chart:style-name="ch4" table:cell-range-address="Sheet1.B55:Sheet1.C65" svg:x="1.331cm" svg:y="1.635cm" svg:width="11.199cm" svg:height="6.206cm">
          <chartooo:coordinate-region svg:x="2.508cm" svg:y="1.834cm" svg:width="9.928cm" svg:height="5.36cm"/>
          <chart:axis chart:dimension="x" chart:name="primary-x" chart:style-name="ch5">
            <chart:title svg:x="5.219cm" svg:y="8.021cm" chart:style-name="ch6">
              <text:p>Cost Per Distance Unit</text:p>
            </chart:title>
          </chart:axis>
          <chart:axis chart:dimension="y" chart:name="primary-y" chart:style-name="ch5">
            <chart:title svg:x="0.451cm" svg:y="5.602cm" chart:style-name="ch7">
              <text:p>Profit Made</text:p>
            </chart:title>
            <chart:grid chart:style-name="ch8" chart:class="major"/>
          </chart:axis>
          <chart:series chart:style-name="ch9" chart:values-cell-range-address="Sheet1.C55:Sheet1.C65" chart:class="chart:scatter">
            <chart:domain table:cell-range-address="Sheet1.B55:Sheet1.B65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55:Sheet1.B65</svg:desc>
                </draw:g>
              </table:table-cell>
              <table:table-cell office:value-type="float" office:value="31582.6">
                <text:p>31582.6</text:p>
                <draw:g>
                  <svg:desc>Sheet1.C55:Sheet1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8108">
                <text:p>28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9434">
                <text:p>2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3207">
                <text:p>23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9170">
                <text:p>19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580">
                <text:p>12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3145.5">
                <text:p>1314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295">
                <text:p>112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1.419cm" svg:y="0.316cm" chart:style-name="ch2">
          <text:p>Beverages: Profit made during an increase in cost per distance unit</text:p>
        </chart:title>
        <chart:legend chart:legend-position="end" svg:x="13.17cm" svg:y="4.202cm" style:legend-expansion="high" chart:style-name="ch3"/>
        <chart:plot-area chart:style-name="ch4" table:cell-range-address="Sheet1.B68:Sheet1.C78" svg:x="1.331cm" svg:y="1.635cm" svg:width="11.199cm" svg:height="6.206cm">
          <chartooo:coordinate-region svg:x="2.614cm" svg:y="1.834cm" svg:width="9.822cm" svg:height="5.808cm"/>
          <chart:axis chart:dimension="x" chart:name="primary-x" chart:style-name="ch5">
            <chart:title svg:x="5.219cm" svg:y="8.021cm" chart:style-name="ch6">
              <text:p>Cost Per Distance Unit</text:p>
            </chart:title>
          </chart:axis>
          <chart:axis chart:dimension="y" chart:name="primary-y" chart:style-name="ch5">
            <chart:title svg:x="0.451cm" svg:y="5.602cm" chart:style-name="ch7">
              <text:p>Profit Made</text:p>
            </chart:title>
            <chart:grid chart:style-name="ch8" chart:class="major"/>
          </chart:axis>
          <chart:series chart:style-name="ch9" chart:values-cell-range-address="Sheet1.C68:Sheet1.C78" chart:class="chart:scatter">
            <chart:domain table:cell-range-address="Sheet1.B68:Sheet1.B7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68:Sheet1.B78</svg:desc>
                </draw:g>
              </table:table-cell>
              <table:table-cell office:value-type="float" office:value="2973.1">
                <text:p>2973.1</text:p>
                <draw:g>
                  <svg:desc>Sheet1.C68:Sheet1.C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2155">
                <text:p>-2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4464">
                <text:p>-4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7647.5">
                <text:p>-76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8135">
                <text:p>-8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10429">
                <text:p>-10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9366">
                <text:p>-9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3925">
                <text:p>-13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14185">
                <text:p>-141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1.789cm" svg:y="0.316cm" chart:style-name="ch2">
          <text:p>Baked Goods: Profit made for decreasing cost per distance unit</text:p>
        </chart:title>
        <chart:legend chart:legend-position="end" svg:x="13.17cm" svg:y="4.202cm" style:legend-expansion="high" chart:style-name="ch3"/>
        <chart:plot-area chart:style-name="ch4" table:cell-range-address="Sheet1.B80:Sheet1.C90" svg:x="1.331cm" svg:y="1.635cm" svg:width="11.199cm" svg:height="6.206cm">
          <chartooo:coordinate-region svg:x="2.508cm" svg:y="1.834cm" svg:width="9.928cm" svg:height="5.808cm"/>
          <chart:axis chart:dimension="x" chart:name="primary-x" chart:style-name="ch5">
            <chart:title svg:x="5.219cm" svg:y="8.021cm" chart:style-name="ch6">
              <text:p>Cost Per Distance Unit</text:p>
            </chart:title>
          </chart:axis>
          <chart:axis chart:dimension="y" chart:name="primary-y" chart:style-name="ch5">
            <chart:title svg:x="0.451cm" svg:y="5.602cm" chart:style-name="ch7">
              <text:p>Profit Made</text:p>
            </chart:title>
            <chart:grid chart:style-name="ch8" chart:class="major"/>
          </chart:axis>
          <chart:series chart:style-name="ch9" chart:values-cell-range-address="Sheet1.C80:Sheet1.C90" chart:class="chart:scatter">
            <chart:domain table:cell-range-address="Sheet1.B80:Sheet1.B9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80:Sheet1.B90</svg:desc>
                </draw:g>
              </table:table-cell>
              <table:table-cell office:value-type="float" office:value="15053.85">
                <text:p>15053.85</text:p>
                <draw:g>
                  <svg:desc>Sheet1.C80:Sheet1.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744.5">
                <text:p>1274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150">
                <text:p>13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9503">
                <text:p>9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638">
                <text:p>10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467.5">
                <text:p>546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960">
                <text:p>-39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2.989cm" svg:y="0.376cm" chart:style-name="ch2">
          <text:p>Data Set 1: Time taken vs Cost Per Distance Unit</text:p>
        </chart:title>
        <chart:legend chart:legend-position="end" svg:x="13.17cm" svg:y="4.202cm" style:legend-expansion="high" chart:style-name="ch3"/>
        <chart:plot-area chart:style-name="ch4" table:cell-range-address="Sheet1.B108:Sheet1.C118" svg:x="1.331cm" svg:y="1.635cm" svg:width="11.199cm" svg:height="6.206cm">
          <chartooo:coordinate-region svg:x="2.138cm" svg:y="1.835cm" svg:width="10.298cm" svg:height="5.359cm"/>
          <chart:axis chart:dimension="x" chart:name="primary-x" chart:style-name="ch5">
            <chart:title svg:x="5.219cm" svg:y="8.021cm" chart:style-name="ch6">
              <text:p>Cost Per Distance Unit</text:p>
            </chart:title>
          </chart:axis>
          <chart:axis chart:dimension="y" chart:name="primary-y" chart:style-name="ch5">
            <chart:title svg:x="0.451cm" svg:y="5.655cm" chart:style-name="ch7">
              <text:p>Time Taken</text:p>
            </chart:title>
            <chart:grid chart:style-name="ch8" chart:class="major"/>
          </chart:axis>
          <chart:series chart:style-name="ch9" chart:values-cell-range-address="Sheet1.C108:Sheet1.C118" chart:class="chart:scatter">
            <chart:domain table:cell-range-address="Sheet1.B108:Sheet1.B1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108:Sheet1.B118</svg:desc>
                </draw:g>
              </table:table-cell>
              <table:table-cell office:value-type="float" office:value="502">
                <text:p>502</text:p>
                <draw:g>
                  <svg:desc>Sheet1.C108:Sheet1.C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3.435cm" svg:y="0.316cm" chart:style-name="ch2">
          <text:p>Data Set 5: TIme Taken vs Cost Per Distance Unit</text:p>
        </chart:title>
        <chart:legend chart:legend-position="end" svg:x="13.143cm" svg:y="4.202cm" style:legend-expansion="high" chart:style-name="ch3"/>
        <chart:plot-area chart:style-name="ch4" table:cell-range-address="Sheet1.F108:Sheet1.G118" svg:x="1.331cm" svg:y="1.635cm" svg:width="11.172cm" svg:height="6.206cm">
          <chartooo:coordinate-region svg:x="2.323cm" svg:y="1.834cm" svg:width="10.086cm" svg:height="5.36cm"/>
          <chart:axis chart:dimension="x" chart:name="primary-x" chart:style-name="ch5">
            <chart:title svg:x="5.206cm" svg:y="8.021cm" chart:style-name="ch6">
              <text:p>Cost Per Distance Unit</text:p>
            </chart:title>
          </chart:axis>
          <chart:axis chart:dimension="y" chart:name="primary-y" chart:style-name="ch5">
            <chart:title svg:x="0.451cm" svg:y="5.562cm" chart:style-name="ch7">
              <text:p>Time Taken</text:p>
            </chart:title>
            <chart:grid chart:style-name="ch8" chart:class="major"/>
          </chart:axis>
          <chart:series chart:style-name="ch9" chart:values-cell-range-address="Sheet1.G108:Sheet1.G118" chart:class="chart:scatter">
            <chart:domain table:cell-range-address="Sheet1.F108:Sheet1.F1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F108:Sheet1.F118</svg:desc>
                </draw:g>
              </table:table-cell>
              <table:table-cell office:value-type="float" office:value="1191">
                <text:p>1191</text:p>
                <draw:g>
                  <svg:desc>Sheet1.G108:Sheet1.G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09cm" svg:y="0.316cm" chart:style-name="ch2">
          <text:p>Data Set 11: Time Taken vs Cost Per Distance Unit</text:p>
        </chart:title>
        <chart:legend chart:legend-position="end" svg:x="13.148cm" svg:y="4.201cm" style:legend-expansion="high" chart:style-name="ch3"/>
        <chart:plot-area chart:style-name="ch4" table:cell-range-address="Sheet1.J108:Sheet1.K118" svg:x="1.331cm" svg:y="1.635cm" svg:width="11.177cm" svg:height="6.204cm">
          <chartooo:coordinate-region svg:x="2.323cm" svg:y="1.834cm" svg:width="10.091cm" svg:height="5.358cm"/>
          <chart:axis chart:dimension="x" chart:name="primary-x" chart:style-name="ch5">
            <chart:title svg:x="5.208cm" svg:y="8.019cm" chart:style-name="ch6">
              <text:p>Cost Per Distance Unit</text:p>
            </chart:title>
          </chart:axis>
          <chart:axis chart:dimension="y" chart:name="primary-y" chart:style-name="ch5">
            <chart:title svg:x="0.451cm" svg:y="5.654cm" chart:style-name="ch7">
              <text:p>Time Taken</text:p>
            </chart:title>
            <chart:grid chart:style-name="ch8" chart:class="major"/>
          </chart:axis>
          <chart:series chart:style-name="ch9" chart:values-cell-range-address="Sheet1.K108:Sheet1.K118" chart:class="chart:scatter">
            <chart:domain table:cell-range-address="Sheet1.J108:Sheet1.J1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J108:Sheet1.J118</svg:desc>
                </draw:g>
              </table:table-cell>
              <table:table-cell office:value-type="float" office:value="1197">
                <text:p>1197</text:p>
                <draw:g>
                  <svg:desc>Sheet1.K108:Sheet1.K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82">
                <text:p>11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